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0cc" officeooo:paragraph-rsid="001f9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1:05:31.255982885</meta:creation-date>
    <dc:date>2021-03-22T11:05:36.839786812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0.3.1$Linux_X86_64 LibreOffice_project/00$Build-1</meta:generator>
  </office:meta>
</office:document-meta>
</file>